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color="#999999" fo:font-style="italic" officeooo:rsid="001d33c1" officeooo:paragraph-rsid="001d33c1" style:font-style-asian="italic" style:font-style-complex="italic"/>
    </style:style>
    <style:style style:name="P2" style:family="paragraph" style:parent-style-name="Standard">
      <style:text-properties fo:language="en" fo:country="US" officeooo:rsid="001cc8a1" officeooo:paragraph-rsid="001cc8a1"/>
    </style:style>
    <style:style style:name="P3" style:family="paragraph" style:parent-style-name="Standard">
      <style:text-properties fo:language="en" fo:country="US" fo:background-color="transparent"/>
    </style:style>
    <style:style style:name="P4" style:family="paragraph" style:parent-style-name="Standard">
      <style:text-properties fo:language="en" fo:country="US" officeooo:rsid="0020f020" officeooo:paragraph-rsid="0020f020"/>
    </style:style>
    <style:style style:name="P5" style:family="paragraph" style:parent-style-name="Standard" style:list-style-name="L1">
      <style:text-properties officeooo:paragraph-rsid="002c57bf"/>
    </style:style>
    <style:style style:name="P6" style:family="paragraph" style:parent-style-name="Standard" style:list-style-name="L1">
      <style:text-properties fo:language="en" fo:country="US" officeooo:rsid="001d60f0" officeooo:paragraph-rsid="001d60f0" fo:background-color="#ff9999"/>
    </style:style>
    <style:style style:name="P7" style:family="paragraph" style:parent-style-name="Standard" style:list-style-name="L1">
      <style:text-properties fo:language="en" fo:country="US" officeooo:rsid="002051fb" officeooo:paragraph-rsid="002051fb" fo:background-color="#ff9999"/>
    </style:style>
    <style:style style:name="P8" style:family="paragraph" style:parent-style-name="Standard" style:list-style-name="L1">
      <style:text-properties fo:language="en" fo:country="US" officeooo:rsid="00198529" officeooo:paragraph-rsid="00198529" fo:background-color="#66ff66"/>
    </style:style>
    <style:style style:name="P9" style:family="paragraph" style:parent-style-name="Standard" style:list-style-name="L1">
      <style:text-properties fo:language="en" fo:country="US" officeooo:rsid="00198529" officeooo:paragraph-rsid="00198529"/>
    </style:style>
    <style:style style:name="P10" style:family="paragraph" style:parent-style-name="Standard" style:list-style-name="L1">
      <style:text-properties fo:language="en" fo:country="US" officeooo:rsid="0023b447" officeooo:paragraph-rsid="0023b447"/>
    </style:style>
    <style:style style:name="P11" style:family="paragraph" style:parent-style-name="Standard" style:list-style-name="L1">
      <style:text-properties fo:language="en" fo:country="US" officeooo:rsid="001e11f4" officeooo:paragraph-rsid="001e11f4"/>
    </style:style>
    <style:style style:name="P12" style:family="paragraph" style:parent-style-name="Standard" style:list-style-name="L1">
      <style:text-properties fo:language="en" fo:country="US" officeooo:rsid="00261206" officeooo:paragraph-rsid="00261206"/>
    </style:style>
    <style:style style:name="P13" style:family="paragraph" style:parent-style-name="Standard" style:list-style-name="L1">
      <style:text-properties fo:language="en" fo:country="US" fo:font-weight="normal" officeooo:rsid="00261206" officeooo:paragraph-rsid="00261206" style:font-weight-asian="normal" style:font-weight-complex="normal"/>
    </style:style>
    <style:style style:name="P14" style:family="paragraph" style:parent-style-name="Standard" style:list-style-name="L1">
      <style:text-properties fo:language="en" fo:country="US" fo:font-weight="normal" officeooo:rsid="0026e24d" officeooo:paragraph-rsid="0026e24d" style:font-weight-asian="normal" style:font-weight-complex="normal"/>
    </style:style>
    <style:style style:name="P15" style:family="paragraph" style:parent-style-name="Standard" style:list-style-name="L1">
      <style:text-properties fo:language="en" fo:country="US" fo:font-weight="normal" officeooo:rsid="0027e204" officeooo:paragraph-rsid="0027e204" style:font-weight-asian="normal" style:font-weight-complex="normal"/>
    </style:style>
    <style:style style:name="P16" style:family="paragraph" style:parent-style-name="Standard" style:list-style-name="L1">
      <style:text-properties fo:language="en" fo:country="US" fo:font-weight="normal" officeooo:rsid="002c57bf" officeooo:paragraph-rsid="002c57bf" style:font-weight-asian="normal" style:font-weight-complex="normal"/>
    </style:style>
    <style:style style:name="P17" style:family="paragraph" style:parent-style-name="Standard" style:list-style-name="L1">
      <style:text-properties fo:language="en" fo:country="US" officeooo:rsid="0026e24d" officeooo:paragraph-rsid="0026e24d"/>
    </style:style>
    <style:style style:name="P18" style:family="paragraph" style:parent-style-name="Standard" style:list-style-name="L1">
      <style:text-properties fo:language="en" fo:country="US" fo:font-style="normal" fo:font-weight="normal" officeooo:rsid="002c57bf" officeooo:paragraph-rsid="002c57bf" style:font-style-asian="normal" style:font-weight-asian="normal" style:font-style-complex="normal" style:font-weight-complex="normal"/>
    </style:style>
    <style:style style:name="P19" style:family="paragraph" style:parent-style-name="Standard" style:list-style-name="L1">
      <style:text-properties fo:font-style="normal" officeooo:rsid="002d841c" officeooo:paragraph-rsid="002d841c" style:font-style-asian="normal" style:font-style-complex="normal"/>
    </style:style>
    <style:style style:name="T1" style:family="text">
      <style:text-properties fo:background-color="#ff9999" loext:char-shading-value="0"/>
    </style:style>
    <style:style style:name="T2" style:family="text">
      <style:text-properties officeooo:rsid="0022d087"/>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6e24d" style:font-weight-asian="normal" style:font-weight-complex="normal"/>
    </style:style>
    <style:style style:name="T6" style:family="text">
      <style:text-properties officeooo:rsid="00254d20"/>
    </style:style>
    <style:style style:name="T7" style:family="text">
      <style:text-properties style:text-line-through-style="solid" style:text-line-through-type="single"/>
    </style:style>
    <style:style style:name="T8" style:family="text">
      <style:text-properties fo:language="en" fo:country="US" fo:font-weight="normal" style:font-weight-asian="normal" style:font-weight-complex="normal"/>
    </style:style>
    <style:style style:name="T9" style:family="text">
      <style:text-properties fo:language="en" fo:country="US" fo:font-weight="normal" officeooo:rsid="002c57bf" style:font-weight-asian="normal" style:font-weight-complex="normal"/>
    </style:style>
    <style:style style:name="T10" style:family="text">
      <style:text-properties fo:language="en" fo:country="US" fo:font-style="italic" fo:font-weight="normal" officeooo:rsid="002c57bf" style:font-style-asian="italic" style:font-weight-asian="normal"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otes to self</text:p>
      <text:p text:style-name="P2">By Gabriel Staples</text:p>
      <text:p text:style-name="P2">Started: 14 Nov. 2014</text:p>
      <text:p text:style-name="P2"/>
      <text:p text:style-name="P4"><text:span text:style-name="T1">red</text:span> = decided not to do <text:span text:style-name="T2">(at least for now)</text:span></text:p>
      <text:p text:style-name="P3"/>
      <text:list xml:id="list4524482033172930081" text:style-name="L1">
        <text:list-item>
          <text:p text:style-name="P6">20140816 (email text to self)</text:p>
          <text:list>
            <text:list-item>
              <text:p text:style-name="P6">For ur oversampling library, add random noise (-1 to 1 [ie: -1, 0 or 1]) to each 10-bit sample. Then at the end truncate to 2^n - 1. Ex: take 4 10-bit samples, sum them all, and divide by two in order to get a single 11-bit sample. Be sure to add the random noise to each 10-bit sample, however. Since this could result in an 11-bit sample of 2048, however , which is not valid, youll need to constrain to 2047. </text:p>
            </text:list-item>
            <text:list-item>
              <text:p text:style-name="P7">Update 20150203: I don't know if this is really a valid technique or not, but at a minimum it would allow each new bit of precision to have its full resolution, ie: 2^10 - 1, 2^11 - 1, 2^12 - 1, etc, as opposed to 1023*(bits_of_precision-10), which is going to not quite be full range. </text:p>
            </text:list-item>
          </text:list>
        </text:list-item>
        <text:list-item>
          <text:p text:style-name="P8">20141114</text:p>
          <text:list>
            <text:list-item>
              <text:p text:style-name="P9">see about accessing registers directly to speed up code/reads</text:p>
              <text:list>
                <text:list-item>
                  <text:p text:style-name="P10">ie: instead of calling analogRead, call the ADC code stuff <text:span text:style-name="T3">directly!</text:span></text:p>
                </text:list-item>
              </text:list>
            </text:list-item>
            <text:list-item>
              <text:p text:style-name="P9"><text:span text:style-name="T7">Also, see about changing the prescaler to speed up reads by a factor of 8, per Simon Monk's instructions in “Going further with sketches” on pg. 81-83.</text:span> <text:span text:style-name="T6">DONE! 20150201</text:span></text:p>
            </text:list-item>
            <text:list-item>
              <text:p text:style-name="P9"><text:span text:style-name="T7">For the catalyst to these suggestions, see kiwibird's comments here: </text:span><text:a xlink:type="simple" xlink:href="http://electricrcaircraftguy.blogspot.com/2014/05/using-arduino-unos-built-in-16-bit-adc.html?showComment=1416022797348#c961327385418782389" text:style-name="Internet_20_link" text:visited-style-name="Visited_20_Internet_20_Link"><text:span text:style-name="T7">http://electricrcaircraftguy.blogspot.com/2014/05/using-arduino-unos-built-in-16-bit-adc.html?showComment=1416022797348#c961327385418782389</text:span></text:a><text:span text:style-name="T7"> </text:span></text:p>
            </text:list-item>
          </text:list>
        </text:list-item>
        <text:list-item>
          <text:p text:style-name="P11">20150203</text:p>
          <text:list>
            <text:list-item>
              <text:p text:style-name="P12">Now that I have massively updated the library, and updated comments in the .h and .cpp files, all I have left to do is the following:</text:p>
              <text:list>
                <text:list-item>
                  <text:p text:style-name="P12">Make thorough examples, <text:span text:style-name="T3">including</text:span><text:span text:style-name="T4"> a speed test!</text:span></text:p>
                  <text:list>
                    <text:list-item>
                      <text:p text:style-name="P13">Ie: for the speed test, test the following speeds:</text:p>
                      <text:list>
                        <text:list-item>
                          <text:p text:style-name="P13">10-bit: 1000 averaged readings, called within the function, vs. calling 1 x 10-bit read, 1000 times.</text:p>
                        </text:list-item>
                        <text:list-item>
                          <text:p text:style-name="P13">11-bit: same as above</text:p>
                        </text:list-item>
                        <text:list-item>
                          <text:p text:style-name="P12"><text:span text:style-name="T4">12-bit: </text:span><text:span text:style-name="T5">same as above, or just 1 x 12-bit reading, ___ times</text:span></text:p>
                        </text:list-item>
                        <text:list-item>
                          <text:p text:style-name="P14">13-bit to 21-bit</text:p>
                        </text:list-item>
                        <text:list-item>
                          <text:p text:style-name="P14">Do the above at the various ADC clock speeds. For low ADC clock speeds, however, don't test all the way up to 21-bits, as this just takes too stinking long! Be sure to print out a time estimate for how long you might expect the test to take, too, so that people don't think the code is broken if it's actually working.</text:p>
                        </text:list-item>
                      </text:list>
                    </text:list-item>
                  </text:list>
                </text:list-item>
                <text:list-item>
                  <text:p text:style-name="P17"><text:span text:style-name="T4">Update the Excel spreadsheet with the results of the above speed tests, </text:span><text:span text:style-name="T3">as well as</text:span><text:span text:style-name="T4"> with new tables to indicate speeds for each resolution setting at all of the ADC clock speeds. Be sure to note the constant to call to set the ADC speeds, and also indicate the *guestimated* actual bit-resolution of the standard “10-bit” reading at each clock speed: ie: at the prescaler of 2, it is possible that each analogRead is only 3-bits or so!</text:span></text:p>
                </text:list-item>
                <text:list-item>
                  <text:p text:style-name="P14">Post and share!</text:p>
                </text:list-item>
              </text:list>
            </text:list-item>
          </text:list>
        </text:list-item>
        <text:list-item>
          <text:p text:style-name="P15">20150215</text:p>
          <text:list>
            <text:list-item>
              <text:p text:style-name="P15"><text:soft-page-break/>Consider overloading my main newAnalogRead function again to have an option that doesnt require ANY inputs. <text:span text:style-name="T3">Rather, have it store the low level register value to determine which pin to read only once, then have it recal that value to do all subsequent reads quickly at the low level without having to do pin mapping again!</text:span> At the bear minimum, do this technique within a single oversample read command, even if youre not holding the mapped pin value between function calls. Regardless, DO THIS, because it will be useful to learn to read the adc directly no matter what the case may be!</text:p>
            </text:list-item>
            <text:list-item>
              <text:p text:style-name="P15"/>
            </text:list-item>
          </text:list>
        </text:list-item>
        <text:list-item>
          <text:p text:style-name="P16">20150218</text:p>
          <text:list>
            <text:list-item>
              <text:p text:style-name="P16">Add 2 things to library, per kiwibird's requests (and they are good ideas anyway):</text:p>
              <text:list>
                <text:list-item>
                  <text:p text:style-name="P16">1) Direct port manipulation (to speed it up)</text:p>
                </text:list-item>
                <text:list-item>
                  <text:p text:style-name="P16">2) Noise cancellation (to remove CPU noise)</text:p>
                  <text:list>
                    <text:list-item>
                      <text:p text:style-name="P5"><text:span text:style-name="T9">However, make a note on this one that </text:span><text:span text:style-name="T10">I think it will *increase* the resolution of 10-bit samples while *decreasing* the resolution of higher-bit samples.</text:span></text:p>
                    </text:list-item>
                  </text:list>
                </text:list-item>
                <text:list-item>
                  <text:p text:style-name="P19"><text:span text:style-name="T9">A</text:span><text:span text:style-name="T8">lso, add the following examples:</text:span></text:p>
                  <text:list>
                    <text:list-item>
                      <text:p text:style-name="P19"><text:span text:style-name="T8">1) Full speed tests</text:span></text:p>
                    </text:list-item>
                    <text:list-item>
                      <text:p text:style-name="P19"><text:span text:style-name="T8">2) smoothing example (utilizing my averaging feature, ex: average 1000 10-bit samples, or 10 12-bit samples, and return the value)</text:span></text:p>
                      <text:list>
                        <text:list-item>
                          <text:p text:style-name="P19"><text:span text:style-name="T8">IMPORTANT: you MAY be able to speed up the code by returning unsigned long instead of float....try....see what this does. If it speeds it up, do it!--and write a different function to do the averaging/smoothing instead of doing it all in one function.</text:span></text:p>
                        </text:list-item>
                      </text:list>
                    </text:list-item>
                  </text:list>
                </text:list-item>
              </text:list>
            </text:list-item>
          </text:list>
        </text:list-item>
        <text:list-item>
          <text:p text:style-name="P18">dd</text:p>
        </text:list-item>
        <text:list-item>
          <text:p text:style-name="P14"/>
        </text:list-item>
        <text:list-item>
          <text:p text:style-name="P9"/>
        </text:list-item>
        <text:list-item>
          <text:p text:style-name="P9">ddd</text:p>
        </text:list-item>
        <text:list-item>
          <text:p text:style-name="P9">d</text:p>
        </text:list-item>
        <text:list-item>
          <text:p text:style-name="P9">d</text:p>
        </text:list-item>
        <text:list-item>
          <text:p text:style-name="P9">d</text:p>
        </text:list-item>
        <text:list-item>
          <text:p text:style-name="P9">d</text:p>
        </text:list-item>
        <text:list-item>
          <text:p text:style-name="P9">d</text:p>
        </text:list-item>
        <text:list-item>
          <text:p text:style-name="P9">d</text:p>
        </text:list-item>
        <text:list-item>
          <text:p text:style-name="P9">dd</text:p>
        </text:list-item>
        <text:list-item>
          <text:p text:style-name="P9">d</text:p>
        </text:list-item>
        <text:list-item>
          <text:p text:style-name="P9">d</text:p>
        </text:list-item>
        <text:list-item>
          <text:p text:style-name="P9">d</text:p>
        </text:list-item>
        <text:list-item>
          <text:p text:style-name="P9">d</text:p>
        </text:list-item>
        <text:list-item>
          <text:p text:style-name="P9">d</text:p>
        </text:list-item>
        <text:list-item>
          <text:p text:style-name="P9">d</text:p>
        </text:list-item>
        <text:list-item>
          <text:p text:style-name="P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999999" fo:font-style="italic" officeooo:rsid="001d33c1" officeooo:paragraph-rsid="001d33c1"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eRCaGuy_analogReadXXbit - What to work on next! - Gabrie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32M15S</meta:editing-duration>
    <meta:editing-cycles>21</meta:editing-cycles>
    <meta:generator>LibreOffice/4.3.0.4$Windows_x86 LibreOffice_project/62ad5818884a2fc2e5780dd45466868d41009ec0</meta:generator>
    <dc:date>2015-02-18T22:44:31.135000000</dc:date>
    <meta:document-statistic meta:table-count="0" meta:image-count="0" meta:object-count="0" meta:page-count="2" meta:paragraph-count="54" meta:word-count="749" meta:character-count="4018" meta:non-whitespace-character-count="3366"/>
    <meta:user-defined meta:name="Info 1"/>
    <meta:user-defined meta:name="Info 2"/>
    <meta:user-defined meta:name="Info 3"/>
    <meta:user-defined meta:name="Info 4"/>
  </office:meta>
</office:document-meta>
</file>